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659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6.231cm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0.559cm" fo:min-width="1.38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4.703cm" fo:min-width="8.39cm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1.27cm" svg:x="4.429cm" svg:y="5.572cm">
          <text:p text:style-name="P1"># or $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1.27cm" svg:x="6.588cm" svg:y="5.572cm">
          <text:p text:style-name="P1">Command or UserI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67cm" svg:height="1.143cm" svg:x="3.286cm" svg:y="3.54cm">
          <text:p text:style-name="P1"><text:span text:style-name="T1">1 by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064cm" svg:y1="4.683cm" svg:x2="5.445cm" svg:y2="5.572cm">
          <text:p/>
        </draw:line>
        <draw:custom-shape draw:style-name="gr5" draw:text-style-name="P1" draw:layer="layout" svg:width="8.89cm" svg:height="4.953cm" svg:x="4.429cm" svg:y="6.842cm">
          <text:p text:style-name="P1">Data</text:p>
          <text:p text:style-name="P1"/>
          <text:p text:style-name="P1">* If any *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67cm" svg:height="1.143cm" svg:x="7.985cm" svg:y="3.413cm">
          <text:p text:style-name="P1"><text:span text:style-name="T1">4 by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509cm" svg:y1="4.556cm" svg:x2="9.763cm" svg:y2="5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22:22:55.366663721</meta:creation-date>
    <dc:date>2018-12-21T22:20:10.295090089</dc:date>
    <meta:editing-duration>PT12M15S</meta:editing-duration>
    <meta:editing-cycles>5</meta:editing-cycles>
    <meta:generator>LibreOffice/6.1.3.2$Linux_X86_64 LibreOffice_project/10$Build-2</meta:generator>
    <meta:document-statistic meta:object-count="7"/>
  </office:meta>
</office:document-meta>
</file>